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7ec00" officeooo:paragraph-rsid="0017ec00"/>
    </style:style>
    <style:style style:name="P2" style:family="paragraph" style:parent-style-name="Text_20_body">
      <style:text-properties fo:font-size="14pt" fo:font-weight="bold" officeooo:rsid="0017ec00" officeooo:paragraph-rsid="0017ec00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4pt" fo:font-weight="bold" officeooo:rsid="0017ec00" officeooo:paragraph-rsid="0019ed19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4pt" fo:font-weight="bold" officeooo:rsid="0019a4f9" officeooo:paragraph-rsid="0019a4f9" style:font-size-asian="14pt" style:font-weight-asian="bold" style:font-size-complex="14pt" style:font-weight-complex="bold"/>
    </style:style>
    <style:style style:name="P5" style:family="paragraph" style:parent-style-name="Text_20_body">
      <style:text-properties officeooo:paragraph-rsid="0017ec00"/>
    </style:style>
    <style:style style:name="P6" style:family="paragraph" style:parent-style-name="Text_20_body">
      <style:paragraph-properties fo:text-align="center" style:justify-single-word="false"/>
      <style:text-properties fo:font-size="16pt" fo:font-weight="bold" officeooo:rsid="0019ed19" officeooo:paragraph-rsid="0019ed19" style:font-size-asian="16pt" style:font-weight-asian="bold" style:font-size-complex="16pt" style:font-weight-complex="bold"/>
    </style:style>
    <style:style style:name="P7" style:family="paragraph" style:parent-style-name="Text_20_body">
      <style:text-properties fo:font-size="12pt" fo:font-weight="normal" officeooo:rsid="0017ec00" officeooo:paragraph-rsid="0017ec00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size="12pt" fo:font-weight="normal" officeooo:rsid="0017ec00" officeooo:paragraph-rsid="0017ec00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officeooo:rsid="0019a4f9" officeooo:paragraph-rsid="0017ec00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fo:font-size="12pt" fo:font-weight="normal" officeooo:rsid="0019a4f9" officeooo:paragraph-rsid="0019a4f9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officeooo:rsid="001d9b6d" officeooo:paragraph-rsid="0019a4f9" style:font-size-asian="10.5pt" style:font-weight-asian="normal" style:font-size-complex="12pt" style:font-weight-complex="normal"/>
    </style:style>
    <style:style style:name="T1" style:family="text">
      <style:text-properties officeooo:rsid="0017ec00"/>
    </style:style>
    <style:style style:name="T2" style:family="text">
      <style:text-properties fo:font-size="12pt" officeooo:rsid="0019ed19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9a4f9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9a4f9" style:font-size-asian="12pt" style:font-weight-asian="bold" style:font-size-complex="12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7ec00" style:font-size-asian="14pt" style:font-weight-asian="bold" style:font-size-complex="14pt" style:font-weight-complex="bold"/>
    </style:style>
    <style:style style:name="T10" style:family="text">
      <style:text-properties fo:font-weight="bold" officeooo:rsid="0019ed19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th to learn javasccript</text:p>
      <text:p text:style-name="P6"/>
      <text:p text:style-name="P1"><text:span text:style-name="T8">Project 1: </text:span><text:span text:style-name="T5">Create a form</text:span><text:span text:style-name="T6"> </text:span><text:span text:style-name="T5">to submit information and show it to the GUI. <text:tab/><text:tab/><text:tab/></text:span><text:span text:style-name="T7">(1 day)</text:span></text:p>
      <text:p text:style-name="P7">- Create a form</text:p>
      <text:p text:style-name="P7">- Form will contain several input fields(Name, Email, Phone Number, Position)</text:p>
      <text:p text:style-name="P7">- Validate all the fields as required in the client side</text:p>
      <text:p text:style-name="P7">- Submit information to the backend</text:p>
      <text:p text:style-name="P7">- Store it into a database</text:p>
      <text:p text:style-name="P7">- Fetch the data from database</text:p>
      <text:p text:style-name="P7">- Show the data to the client side</text:p>
      <text:p text:style-name="P7"/>
      <text:p text:style-name="Text_20_body"><text:span text:style-name="T8">Project </text:span><text:span text:style-name="T9">2</text:span><text:span text:style-name="T8">: </text:span>Make a json which will contain <text:span text:style-name="T1">your basic information(e.g. Name, Email, Phone Number). Implement below features using vanilla javascript <text:s text:c="41"/><text:tab/></text:span><text:span text:style-name="T10">(1.5 days)</text:span></text:p>
      <text:p text:style-name="Text_20_body">- <text:span text:style-name="T1">Upload the json(Only json file will be accepted)</text:span></text:p>
      <text:p text:style-name="Text_20_body">- <text:span text:style-name="T1">Show the json information as a plain texton the GUI</text:span></text:p>
      <text:p text:style-name="Text_20_body">- <text:span text:style-name="T1">Edit operation to edit the information</text:span></text:p>
      <text:p text:style-name="Text_20_body">- <text:span text:style-name="T1">Download the editted information as json format</text:span></text:p>
      <text:p text:style-name="Text_20_body">- <text:span text:style-name="T1">Upload the downloaded json again to show the corrected texts</text:span></text:p>
      <text:p text:style-name="Text_20_body"/>
      <text:p text:style-name="Text_20_body"/>
      <text:p text:style-name="P3">Project 3: <text:span text:style-name="T5">Follow up of Number 2 . </text:span><text:span text:style-name="T3">Completing project 2 means you are ready to do the follow up features.<text:tab/><text:tab/><text:tab/><text:tab/><text:tab/><text:tab/><text:tab/><text:tab/><text:tab/><text:tab/><text:tab/></text:span><text:span text:style-name="T2">(2 days)</text:span></text:p>
      <text:p text:style-name="P5">- <text:span text:style-name="T1">Upload the json(Only json file will be accepted)</text:span></text:p>
      <text:p text:style-name="P5">- <text:span text:style-name="T1">Show the json information as a plain text on the GUI</text:span></text:p>
      <text:p text:style-name="P8">- Edit operation to edit the information</text:p>
      <text:p text:style-name="P2"><text:span text:style-name="T3">- </text:span><text:span text:style-name="T4">Save the editted data into the same json as corrected text</text:span></text:p>
      <text:p text:style-name="P9">- Download the json</text:p>
      <text:p text:style-name="P9">- Upload the json and show corrected information along with corrected text on the GUI</text:p>
      <text:p text:style-name="P9"/>
      <text:p text:style-name="P4"/>
      <text:p text:style-name="P4"/>
      <text:p text:style-name="P4"><text:soft-page-break/></text:p>
      <text:p text:style-name="P4">Project 4:<text:span text:style-name="T3"> <text:s/>Make a number guessing game. <text:tab/><text:tab/><text:tab/><text:tab/><text:tab/><text:tab/></text:span><text:span text:style-name="T2">(2 Days)</text:span></text:p>
      <text:p text:style-name="P10">- There will be two button(Start,Restart), a input box , a remaining counter</text:p>
      <text:p text:style-name="P10">- After clicking start button <text:s/>a random number will be saved between 1 to 20 in the client side. That will be hidden</text:p>
      <text:p text:style-name="P10">- user will input a number in the input box between 1 to <text:s/>20 that will match wheather the number is correct or not.</text:p>
      <text:p text:style-name="P10">- User will get 3 chances to guess. You have to show the remaining guessing number in the client side.</text:p>
      <text:p text:style-name="P10">- During 3 chances if user can guess the correct number a pop up will be shown to congratulate otherwise <text:s/>show a pop up message to restart the game.</text:p>
      <text:p text:style-name="P10">- When user will restart the game all the values will be cleared and a new random number will be selected.</text:p>
      <text:p text:style-name="P10">- User can play the game agai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09:39:23.416135379</meta:creation-date>
    <dc:date>2024-01-15T10:01:47.907648080</dc:date>
    <meta:editing-duration>PT5H39M1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369" meta:character-count="2013" meta:non-whitespace-character-count="1609"/>
  </office:meta>
</office:document-meta>
</file>